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ＭＳ Ｐゴシック" svg:font-family="'ＭＳ Ｐゴシック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" style:family="graphic" style:parent-style-name="standard">
      <style:graphic-properties draw:stroke="solid" svg:stroke-width="0.088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svg:stroke-width="0.04cm" svg:stroke-color="#000000" draw:marker-start-width="0.26cm" draw:marker-end-width="0.26cm" draw:fill="solid" draw:fill-color="#daedef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wrap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solid" svg:stroke-width="0.088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daedef" draw:textarea-vertical-align="middle" draw:auto-grow-height="false" draw:fit-to-size="false" style:shrink-to-fit="false" fo:min-height="3.57cm" fo:min-width="1.983cm" fo:padding-top="0.1cm" fo:padding-bottom="0.1cm" fo:padding-left="0.1cm" fo:padding-right="0.1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wrap"/>
      <style:paragraph-properties style:writing-mode="lr-tb"/>
    </style:style>
    <style:style style:name="gr27" style:family="graphic" style:parent-style-name="standard">
      <style:graphic-properties draw:stroke="solid" svg:stroke-width="0.026cm" svg:stroke-color="#000000" draw:stroke-linejoin="round" svg:stroke-linecap="butt" draw:fill="solid" draw:fill-color="#daedef" draw:textarea-vertical-align="middle" draw:auto-grow-height="false" draw:fit-to-size="false" style:shrink-to-fit="false" fo:min-height="2.211cm" fo:min-width="0.532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00" draw:textarea-vertical-align="middle" draw:auto-grow-height="false" draw:fit-to-size="false" style:shrink-to-fit="false" fo:min-height="3.57cm" fo:min-width="1.983cm" fo:padding-top="0.1cm" fo:padding-bottom="0.1cm" fo:padding-left="0.1cm" fo:padding-right="0.1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wrap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0000" draw:stroke-linejoin="round" svg:stroke-linecap="butt" draw:fill="solid" draw:fill-color="#0099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ffff00" draw:textarea-vertical-align="middle" draw:auto-grow-height="false" draw:fit-to-size="false" style:shrink-to-fit="false" fo:min-height="3.491cm" fo:min-width="2.622cm" fo:padding-top="0.1cm" fo:padding-bottom="0.1cm" fo:padding-left="0.1cm" fo:padding-right="0.1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wrap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stroke-linejoin="round" svg:stroke-linecap="butt" draw:fill="solid" draw:fill-color="#daedef" draw:opacity="75%" draw:textarea-vertical-align="middle" draw:auto-grow-height="false" draw:fit-to-size="false" style:shrink-to-fit="false" fo:min-height="0.293cm" fo:min-width="0.543cm" fo:padding-top="0.125cm" fo:padding-bottom="0.125cm" fo:padding-left="0.25cm" fo:padding-right="0.25cm" fo:wrap-option="wrap"/>
    </style:style>
    <style:style style:name="gr39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41" style:family="graphic" style:parent-style-name="standard">
      <style:graphic-properties draw:stroke="solid" svg:stroke-width="0.026cm" svg:stroke-color="#000000" draw:stroke-linejoin="round" svg:stroke-linecap="butt" draw:fill="solid" draw:fill-color="#daedef" draw:textarea-vertical-align="middle" draw:auto-grow-height="false" draw:fit-to-size="false" style:shrink-to-fit="false" fo:min-height="0.293cm" fo:min-width="0.543cm" fo:padding-top="0.125cm" fo:padding-bottom="0.125cm" fo:padding-left="0.25cm" fo:padding-right="0.25cm" fo:wrap-option="wrap"/>
    </style:style>
    <style:style style:name="gr42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46" style:family="graphic" style:parent-style-name="standard" style:list-style-name="L2">
      <style:graphic-properties draw:stroke="solid" svg:stroke-width="0.026cm" svg:stroke-color="#000000" draw:stroke-linejoin="round" svg:stroke-linecap="butt" draw:fill="solid" draw:fill-color="#daedef" draw:textarea-vertical-align="middle" draw:auto-grow-height="false" draw:fit-to-size="false" style:shrink-to-fit="false" fo:min-height="0.883cm" fo:min-width="2.869cm" fo:padding-top="0.6cm" fo:padding-bottom="0.125cm" fo:padding-left="0.1cm" fo:padding-right="0.1cm" fo:wrap-option="wrap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0000" draw:stroke-linejoin="round" svg:stroke-linecap="butt" draw:fill="solid" draw:fill-color="#ffff00" draw:textarea-vertical-align="middle" draw:auto-grow-height="false" draw:fit-to-size="false" style:shrink-to-fit="false" fo:min-height="0.941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49" style:family="graphic" style:parent-style-name="standard">
      <style:graphic-properties draw:stroke="solid" svg:stroke-width="0.026cm" svg:stroke-color="#000000" draw:stroke-linejoin="round" svg:stroke-linecap="butt" draw:fill="solid" draw:fill-color="#ffff00" draw:textarea-vertical-align="middle" draw:auto-grow-height="false" draw:fit-to-size="false" style:shrink-to-fit="false" fo:min-height="4.75cm" fo:min-width="0cm" fo:padding-top="0.125cm" fo:padding-bottom="0.125cm" fo:padding-left="0.25cm" fo:padding-right="0.25cm" fo:wrap-option="wrap"/>
    </style:style>
    <style:style style:name="gr5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" style:family="paragraph">
      <loext:graphic-properties draw:fill="solid" draw:fill-color="#dddddd"/>
      <style:paragraph-properties fo:text-align="center" style:writing-mode="lr-tb"/>
    </style:style>
    <style:style style:name="P4" style:family="paragraph">
      <loext:graphic-properties draw:fill="solid" draw:fill-color="#daedef"/>
    </style:style>
    <style:style style:name="P5" style:family="paragraph">
      <style:paragraph-properties fo:margin-left="0cm" fo:margin-right="0cm" fo:text-indent="0cm" style:punctuation-wrap="hanging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style:paragraph-properties fo:margin-top="0cm" fo:margin-bottom="0cm" fo:line-height="100%" fo:text-align="center" style:writing-mode="lr-tb"/>
      <style:text-properties fo:font-size="24pt"/>
    </style:style>
    <style:style style:name="P1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11" style:family="paragraph">
      <style:paragraph-properties fo:margin-top="0cm" fo:margin-bottom="0cm" fo:line-height="100%" fo:text-align="start" style:writing-mode="lr-tb"/>
      <style:text-properties fo:font-size="24pt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13" style:family="paragraph">
      <loext:graphic-properties draw:fill="solid" draw:fill-color="#daedef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14" style:family="paragraph">
      <loext:graphic-properties draw:fill="solid" draw:fill-color="#daedef"/>
      <style:paragraph-properties fo:text-align="center" style:font-independent-line-spacing="true"/>
      <style:text-properties fo:font-size="24pt"/>
    </style:style>
    <style:style style:name="P15" style:family="paragraph">
      <loext:graphic-properties draw:fill="solid" draw:fill-color="#ffff00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16" style:family="paragraph">
      <loext:graphic-properties draw:fill="solid" draw:fill-color="#009900"/>
      <style:paragraph-properties fo:text-align="center" style:font-independent-line-spacing="true"/>
      <style:text-properties fo:font-size="24pt"/>
    </style:style>
    <style:style style:name="P17" style:family="paragraph">
      <style:paragraph-properties fo:margin-top="0cm" fo:margin-bottom="0cm" fo:line-height="100%" fo:text-align="end" style:writing-mode="lr-tb"/>
      <style:text-properties fo:font-size="24pt"/>
    </style:style>
    <style:style style:name="P18" style:family="paragraph">
      <loext:graphic-properties draw:fill="solid" draw:fill-color="#daedef" draw:opacity="75%"/>
      <style:paragraph-properties fo:text-align="center" style:font-independent-line-spacing="true"/>
      <style:text-properties fo:font-size="24pt"/>
    </style:style>
    <style:style style:name="P19" style:family="paragraph">
      <loext:graphic-properties draw:fill="solid" draw:fill-color="#daedef"/>
      <style:paragraph-properties fo:margin-top="0cm" fo:margin-bottom="0cm" fo:line-height="100%" fo:text-align="end" style:writing-mode="lr-tb" style:font-independent-line-spacing="true"/>
      <style:text-properties fo:font-size="24pt"/>
    </style:style>
    <style:style style:name="P20" style:family="paragraph">
      <loext:graphic-properties draw:fill="solid" draw:fill-color="#ffff00"/>
      <style:paragraph-properties fo:text-align="center" style:font-independent-line-spacing="true"/>
      <style:text-properties fo:font-size="24pt"/>
    </style:style>
    <style:style style:name="P21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style:font-name="Arial Narrow" fo:font-size="16pt" fo:language="en" fo:country="US" style:font-size-asian="16pt" style:font-size-complex="16pt"/>
    </style:style>
    <style:style style:name="T2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3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 Narrow" fo:font-size="14pt" fo:letter-spacing="normal" fo:language="cs" fo:country="CZ" fo:font-style="normal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 Narrow" fo:font-size="14pt" fo:letter-spacing="normal" fo:language="en" fo:country="US" fo:font-style="normal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 Narrow" fo:font-size="16pt" fo:letter-spacing="normal" fo:language="cs" fo:country="CZ" fo:font-style="normal" style:text-underline-style="none" fo:font-weight="normal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 Narrow" fo:font-size="16pt" fo:letter-spacing="normal" fo:language="en" fo:country="US" fo:font-style="normal" style:text-underline-style="none" fo:font-weight="normal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 Narrow" fo:font-size="14pt" fo:letter-spacing="normal" fo:language="en" fo:country="US" fo:font-style="normal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cs" fo:country="CZ" fo:font-style="normal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cs" fo:country="CZ" fo:font-style="normal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cs" fo:country="CZ" fo:font-style="normal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6pt" fo:letter-spacing="normal" fo:language="cs" fo:country="CZ" fo:font-style="normal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cs" fo:country="CZ" fo:font-style="normal" style:text-underline-style="none" fo:font-weight="normal" style:font-name-asian="ＭＳ Ｐゴシック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custom-shape draw:name="BlokTextu 260_0" draw:style-name="gr1" draw:text-style-name="P2" draw:layer="layout" svg:width="2.207cm" svg:height="0.877cm" svg:x="0.658cm" svg:y="11.031cm">
          <text:list text:style-name="L1">
            <text:list-header>
              <text:p text:style-name="P1"><text:span text:style-name="T1">P</text:span><text:span text:style-name="T1">C</text:span><text:span text:style-name="T1">P</text:span><text:span text:style-name="T1">l</text:span><text:span text:style-name="T1">u</text:span><text:span text:style-name="T1">s</text:span><text:span text:style-name="T1">4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Rovná spojnica 153_0" draw:style-name="gr2" draw:text-style-name="P3" draw:layer="layout" svg:width="5.545cm" svg:height="4.69cm" draw:transform="rotate (1.5700981950941) translate (0.75512816284541cm 11.8119972969473cm)" svg:viewBox="0 0 5546 4691" draw:points="1174,4205 1174,4673 3,4691 0,4 5546,0 5546,390">
          <text:p/>
        </draw:polyline>
        <draw:line draw:name="Rovná spojnica 79_0" draw:style-name="gr2" draw:text-style-name="P3" draw:layer="layout" svg:x1="3.616cm" svg:y1="10.059cm" svg:x2="4.106cm" svg:y2="10.059cm">
          <text:p/>
        </draw:line>
        <draw:line draw:name="Rovná spojnica 150_0" draw:style-name="gr2" draw:text-style-name="P3" draw:layer="layout" svg:x1="15.723cm" svg:y1="12.237cm" svg:x2="2.953cm" svg:y2="12.237cm">
          <text:p/>
        </draw:line>
        <draw:polyline draw:name="Rovná spojnica 167_0" draw:style-name="gr2" draw:text-style-name="P3" draw:layer="layout" svg:width="17.607cm" svg:height="7.217cm" draw:transform="rotate (-0.00139626340159651) translate (0.505001522598722cm 5.74190951970065cm)" svg:viewBox="0 0 17608 7218" draw:points="15616,5804 17606,5812 17608,7218 29,7086 0,1 781,0">
          <text:p/>
        </draw:polyline>
        <draw:polygon draw:style-name="gr3" draw:text-style-name="P4" draw:layer="layout" svg:width="1.031cm" svg:height="2.187cm" svg:x="4.106cm" svg:y="9.512cm" svg:viewBox="0 0 1032 2188" draw:points="0,0 0,860 390,1094 0,1328 0,2188 1032,1719 1032,469">
          <draw:glue-point draw:id="4" svg:x="5cm" svg:y="0cm"/>
          <draw:glue-point draw:id="5" svg:x="-5cm" svg:y="3.212cm"/>
          <draw:glue-point draw:id="6" svg:x="-5cm" svg:y="-3.212cm"/>
          <text:p/>
        </draw:polygon>
        <draw:custom-shape draw:name="BlokTextu 29_5" draw:style-name="gr4" draw:text-style-name="P6" draw:layer="layout" svg:width="0.992cm" svg:height="0.963cm" svg:x="4.341cm" svg:y="10.112cm">
          <text:list text:style-name="L1">
            <text:list-header>
              <text:p text:style-name="P5"><text:span text:style-name="T2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1_0" draw:style-name="gr5" draw:text-style-name="P6" draw:layer="layout" svg:width="1.017cm" svg:height="0.937cm" svg:x="2.89cm" svg:y="9.59cm">
          <text:list text:style-name="L1">
            <text:list-header>
              <text:p text:style-name="P5"><text:span text:style-name="T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1_0" draw:style-name="gr1" draw:text-style-name="P2" draw:layer="layout" svg:width="2.516cm" svg:height="0.877cm" svg:x="16.838cm" svg:y="10.76cm">
          <text:list text:style-name="L1">
            <text:list-header>
              <text:p text:style-name="P1"><text:span text:style-name="T1">P</text:span><text:span text:style-name="T1">C</text:span><text:span text:style-name="T1">B</text:span><text:span text:style-name="T1">r</text:span><text:span text:style-name="T1">a</text:span><text:span text:style-name="T1">n</text:span><text:span text:style-name="T1">c</text:span><text:span text:style-name="T1">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157_0" draw:style-name="gr2" draw:text-style-name="P3" draw:layer="layout" svg:x1="4.106cm" svg:y1="11.309cm" svg:x2="2.968cm" svg:y2="11.309cm">
          <text:p/>
        </draw:line>
        <draw:g>
          <draw:custom-shape draw:style-name="gr6" draw:text-style-name="P7" draw:layer="layout" svg:width="0.156cm" svg:height="0.149cm" svg:x="2.889cm" svg:y="11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235cm" svg:height="0.235cm" svg:x="2.856cm" svg:y="11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name="Rovná spojnica 68_0" draw:style-name="gr7" draw:text-style-name="P8" draw:layer="layout" svg:x1="1.551cm" svg:y1="6.001cm" svg:x2="2.265cm" svg:y2="6.004cm">
          <text:p/>
        </draw:line>
        <draw:line draw:name="Rovná spojnica 70_0" draw:style-name="gr7" draw:text-style-name="P8" draw:layer="layout" svg:x1="2.662cm" svg:y1="6.004cm" svg:x2="5.639cm" svg:y2="6.011cm">
          <text:p/>
        </draw:line>
        <draw:line draw:name="Rovná spojnica 73_0" draw:style-name="gr7" draw:text-style-name="P8" draw:layer="layout" svg:x1="5.639cm" svg:y1="6.011cm" svg:x2="7.623cm" svg:y2="6.004cm">
          <text:p/>
        </draw:line>
        <draw:line draw:name="Rovná spojnica 85_0" draw:style-name="gr7" draw:text-style-name="P8" draw:layer="layout" svg:x1="7.625cm" svg:y1="5.806cm" svg:x2="7.623cm" svg:y2="11.366cm">
          <text:p/>
        </draw:line>
        <draw:line draw:name="Rovná spojnica 118_0" draw:style-name="gr7" draw:text-style-name="P8" draw:layer="layout" svg:x1="14cm" svg:y1="6.937cm" svg:x2="11.592cm" svg:y2="6.937cm">
          <text:p/>
        </draw:line>
        <draw:line draw:name="Rovná spojnica 122_0" draw:style-name="gr7" draw:text-style-name="P8" draw:layer="layout" svg:x1="11.592cm" svg:y1="5.76cm" svg:x2="15.865cm" svg:y2="5.753cm">
          <text:p/>
        </draw:line>
        <draw:line draw:name="Rovná spojnica 124_0" draw:style-name="gr7" draw:text-style-name="P8" draw:layer="layout" svg:x1="14.595cm" svg:y1="7.205cm" svg:x2="15.865cm" svg:y2="7.209cm">
          <text:p/>
        </draw:line>
        <draw:line draw:name="Rovná spojnica 127_0" draw:style-name="gr7" draw:text-style-name="P8" draw:layer="layout" svg:x1="16.05cm" svg:y1="6.507cm" svg:x2="19.371cm" svg:y2="6.494cm">
          <text:p/>
        </draw:line>
        <draw:line draw:name="Rovná spojnica 129_0" draw:style-name="gr7" draw:text-style-name="P8" draw:layer="layout" svg:x1="18.694cm" svg:y1="6.459cm" svg:x2="18.698cm" svg:y2="4.222cm">
          <text:p/>
        </draw:line>
        <draw:line draw:name="Rovná spojnica 131_0" draw:style-name="gr7" draw:text-style-name="P8" draw:layer="layout" svg:x1="18.701cm" svg:y1="4.216cm" svg:x2="22.705cm" svg:y2="4.22cm">
          <text:p/>
        </draw:line>
        <draw:line draw:name="Rovná spojnica 135_0" draw:style-name="gr7" draw:text-style-name="P8" draw:layer="layout" svg:x1="22.707cm" svg:y1="4.225cm" svg:x2="22.702cm" svg:y2="5.762cm">
          <text:p/>
        </draw:line>
        <draw:line draw:name="Rovná spojnica 137_0" draw:style-name="gr7" draw:text-style-name="P8" draw:layer="layout" svg:x1="22.702cm" svg:y1="5.743cm" svg:x2="23.393cm" svg:y2="5.747cm">
          <text:p/>
        </draw:line>
        <draw:line draw:name="Rovná spojnica 142_0" draw:style-name="gr7" draw:text-style-name="P8" draw:layer="layout" svg:x1="20.167cm" svg:y1="6.507cm" svg:x2="23.498cm" svg:y2="6.512cm">
          <text:p/>
        </draw:line>
        <draw:line draw:name="Rovná spojnica 155_0" draw:style-name="gr7" draw:text-style-name="P8" draw:layer="layout" svg:x1="0.68cm" svg:y1="5.743cm" svg:x2="1.473cm" svg:y2="5.733cm">
          <text:p/>
        </draw:line>
        <draw:line draw:name="Rovná spojnica 189_0" draw:style-name="gr7" draw:text-style-name="P8" draw:layer="layout" svg:x1="24.491cm" svg:y1="6.18cm" svg:x2="23.895cm" svg:y2="6.176cm">
          <text:p/>
        </draw:line>
        <draw:line draw:name="Rovná spojnica 191_0" draw:style-name="gr7" draw:text-style-name="P8" draw:layer="layout" svg:x1="24.493cm" svg:y1="6.178cm" svg:x2="24.488cm" svg:y2="14.184cm">
          <text:p/>
        </draw:line>
        <draw:line draw:name="Rovná spojnica 193_0" draw:style-name="gr7" draw:text-style-name="P8" draw:layer="layout" svg:x1="24.488cm" svg:y1="14.188cm" svg:x2="6.763cm" svg:y2="14.184cm">
          <text:p/>
        </draw:line>
        <draw:line draw:name="Rovná spojnica 195_0" draw:style-name="gr7" draw:text-style-name="P8" draw:layer="layout" svg:x1="6.761cm" svg:y1="14.191cm" svg:x2="6.765cm" svg:y2="8.388cm">
          <text:p/>
        </draw:line>
        <draw:line draw:name="Rovná spojnica 197_0" draw:style-name="gr7" draw:text-style-name="P8" draw:layer="layout" svg:x1="6.761cm" svg:y1="8.386cm" svg:x2="8.981cm" svg:y2="8.391cm">
          <text:p/>
        </draw:line>
        <draw:line draw:name="Rovná spojnica 199_0" draw:style-name="gr7" draw:text-style-name="P8" draw:layer="layout" svg:x1="13.526cm" svg:y1="8.122cm" svg:x2="19.344cm" svg:y2="8.126cm">
          <text:p/>
        </draw:line>
        <draw:line draw:name="Rovná spojnica 201_0" draw:style-name="gr7" draw:text-style-name="P8" draw:layer="layout" svg:x1="13.523cm" svg:y1="8.124cm" svg:x2="13.528cm" svg:y2="6.939cm">
          <text:p/>
        </draw:line>
        <draw:line draw:name="Rovná spojnica 203_0" draw:style-name="gr7" draw:text-style-name="P8" draw:layer="layout" svg:x1="13.812cm" svg:y1="11.167cm" svg:x2="13.812cm" svg:y2="7.466cm">
          <text:p/>
        </draw:line>
        <draw:line draw:name="Rovná spojnica 205_0" draw:style-name="gr7" draw:text-style-name="P8" draw:layer="layout" svg:x1="13.812cm" svg:y1="7.466cm" svg:x2="14.026cm" svg:y2="7.466cm">
          <text:p/>
        </draw:line>
        <draw:line draw:name="Rovná spojnica 211_0" draw:style-name="gr7" draw:text-style-name="P8" draw:layer="layout" svg:x1="15.865cm" svg:y1="11.169cm" svg:x2="11.592cm" svg:y2="11.165cm">
          <text:p/>
        </draw:line>
        <draw:line draw:name="Rovná spojnica 97_0" draw:style-name="gr8" draw:text-style-name="P8" draw:layer="layout" svg:x1="7.623cm" svg:y1="5.806cm" svg:x2="9.211cm" svg:y2="5.81cm">
          <text:p/>
        </draw:line>
        <draw:line draw:name="Rovná spojnica 99_0" draw:style-name="gr8" draw:text-style-name="P8" draw:layer="layout" svg:x1="7.623cm" svg:y1="6.944cm" svg:x2="9.211cm" svg:y2="6.948cm">
          <text:p/>
        </draw:line>
        <draw:line draw:name="Rovná spojnica 102_0" draw:style-name="gr8" draw:text-style-name="P8" draw:layer="layout" svg:x1="7.623cm" svg:y1="11.363cm" svg:x2="9.012cm" svg:y2="11.368cm">
          <text:p/>
        </draw:line>
        <draw:line draw:name="Rovná spojnica 175_0" draw:style-name="gr8" draw:text-style-name="P8" draw:layer="layout" svg:x1="22.793cm" svg:y1="9.338cm" svg:x2="7.625cm" svg:y2="9.338cm">
          <text:p/>
        </draw:line>
        <draw:line draw:name="Rovná spojnica 178_0" draw:style-name="gr8" draw:text-style-name="P8" draw:layer="layout" svg:x1="22.795cm" svg:y1="9.341cm" svg:x2="22.791cm" svg:y2="13.708cm">
          <text:p/>
        </draw:line>
        <draw:line draw:name="Rovná spojnica 180_0" draw:style-name="gr8" draw:text-style-name="P8" draw:layer="layout" svg:x1="22.791cm" svg:y1="13.712cm" svg:x2="7.239cm" svg:y2="13.708cm">
          <text:p/>
        </draw:line>
        <draw:line draw:name="Rovná spojnica 182_0" draw:style-name="gr8" draw:text-style-name="P8" draw:layer="layout" svg:x1="7.237cm" svg:y1="13.714cm" svg:x2="7.242cm" svg:y2="7.7cm">
          <text:p/>
        </draw:line>
        <draw:line draw:name="Rovná spojnica 184_0" draw:style-name="gr8" draw:text-style-name="P8" draw:layer="layout" svg:x1="7.239cm" svg:y1="7.698cm" svg:x2="9.012cm" svg:y2="7.703cm">
          <text:p/>
        </draw:line>
        <draw:line draw:name="Rovná spojnica 215_0" draw:style-name="gr8" draw:text-style-name="P8" draw:layer="layout" svg:x1="18.273cm" svg:y1="5.806cm" svg:x2="16.593cm" svg:y2="5.819cm">
          <text:p/>
        </draw:line>
        <draw:line draw:name="Rovná spojnica 217_0" draw:style-name="gr8" draw:text-style-name="P8" draw:layer="layout" svg:x1="18.271cm" svg:y1="5.764cm" svg:x2="18.275cm" svg:y2="3.625cm">
          <text:p/>
        </draw:line>
        <draw:line draw:name="Rovná spojnica 221_0" draw:style-name="gr8" draw:text-style-name="P8" draw:layer="layout" svg:x1="2.474cm" svg:y1="5.411cm" svg:x2="2.479cm" svg:y2="5.094cm">
          <text:p/>
        </draw:line>
        <draw:line draw:name="Rovná spojnica 222_0" draw:style-name="gr8" draw:text-style-name="P8" draw:layer="layout" svg:x1="1.246cm" svg:y1="5.449cm" svg:x2="1.251cm" svg:y2="5.131cm">
          <text:p/>
        </draw:line>
        <draw:line draw:name="Rovná spojnica 223_0" draw:style-name="gr8" draw:text-style-name="P8" draw:layer="layout" svg:x1="9.171cm" svg:y1="5.091cm" svg:x2="9.175cm" svg:y2="4.774cm">
          <text:p/>
        </draw:line>
        <draw:line draw:name="Rovná spojnica 228_0" draw:style-name="gr8" draw:text-style-name="P8" draw:layer="layout" svg:x1="23.604cm" svg:y1="5.568cm" svg:x2="23.609cm" svg:y2="5.25cm">
          <text:p/>
        </draw:line>
        <draw:line draw:name="Rovná spojnica 229_0" draw:style-name="gr8" draw:text-style-name="P8" draw:layer="layout" svg:x1="14.317cm" svg:y1="6.666cm" svg:x2="14.322cm" svg:y2="6.348cm">
          <text:p/>
        </draw:line>
        <draw:custom-shape draw:name="BlokTextu 234_0" draw:style-name="gr9" draw:text-style-name="P10" draw:layer="layout" svg:width="0.855cm" svg:height="0.793cm" svg:x="1.472cm" svg:y="5.295cm">
          <text:p text:style-name="P9"><text:span text:style-name="T4">PC</text:span><text:span text:style-name="T5">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lokTextu 235_0" draw:style-name="gr10" draw:text-style-name="P10" draw:layer="layout" svg:width="0.846cm" svg:height="0.877cm" svg:x="2.664cm" svg:y="5.251cm">
          <text:p text:style-name="P9"><text:span text:style-name="T6">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lokTextu 236_0" draw:style-name="gr11" draw:text-style-name="P10" draw:layer="layout" svg:width="1.1cm" svg:height="0.877cm" svg:x="6.26cm" svg:y="5.211cm">
          <text:p text:style-name="P9"><text:span text:style-name="T7">Ins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lokTextu 237_0" draw:style-name="gr12" draw:text-style-name="P10" draw:layer="layout" svg:width="1.012cm" svg:height="0.793cm" svg:x="7.642cm" svg:y="5.092cm">
          <text:p text:style-name="P9"><text:span text:style-name="T8">19: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lokTextu 238_0" draw:style-name="gr13" draw:text-style-name="P10" draw:layer="layout" svg:width="1.232cm" svg:height="0.793cm" svg:x="7.579cm" svg:y="6.305cm">
          <text:p text:style-name="P9"><text:span text:style-name="T8">24: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lokTextu 240_0" draw:style-name="gr14" draw:text-style-name="P10" draw:layer="layout" svg:width="0.99cm" svg:height="0.793cm" svg:x="7.699cm" svg:y="8.686cm">
          <text:p text:style-name="P9"><text:span text:style-name="T8">11: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lokTextu 242_0" draw:style-name="gr15" draw:text-style-name="P12" draw:layer="layout" svg:width="2.493cm" svg:height="1.975cm" svg:x="7.735cm" svg:y="9.753cm">
          <text:p text:style-name="P11"><text:span text:style-name="T8">31:25, </text:span><text:span text:style-name="T8">24:20</text:span></text:p>
          <text:p text:style-name="P11"><text:span text:style-name="T8">11:7</text:span></text:p>
          <text:p text:style-name="P1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lokTextu 243_0" draw:style-name="gr16" draw:text-style-name="P10" draw:layer="layout" svg:width="1.206cm" svg:height="0.877cm" svg:x="13.968cm" svg:y="4.934cm">
          <text:p text:style-name="P9"><text:span text:style-name="T7">Sr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lokTextu 244_0" draw:style-name="gr17" draw:text-style-name="P10" draw:layer="layout" svg:width="1.084cm" svg:height="0.793cm" svg:x="14.543cm" svg:y="6.481cm">
          <text:p text:style-name="P9"><text:span text:style-name="T5">Src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lokTextu 245_0" draw:style-name="gr18" draw:text-style-name="P10" draw:layer="layout" svg:width="1.156cm" svg:height="0.877cm" svg:x="17.194cm" svg:y="5.07cm">
          <text:p text:style-name="P9"><text:span text:style-name="T7">Z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lokTextu 246_0" draw:style-name="gr19" draw:text-style-name="P10" draw:layer="layout" svg:width="1.443cm" svg:height="0.793cm" svg:x="17.195cm" svg:y="6.369cm">
          <text:p text:style-name="P9"><text:span text:style-name="T5">Alu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lokTextu 247_0" draw:style-name="gr20" draw:text-style-name="P10" draw:layer="layout" svg:width="2.248cm" svg:height="0.877cm" svg:x="14.177cm" svg:y="7.957cm">
          <text:p text:style-name="P9"><text:span text:style-name="T7">Write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lokTextu 248_0" draw:style-name="gr21" draw:text-style-name="P10" draw:layer="layout" svg:width="2.121cm" svg:height="0.877cm" svg:x="13.98cm" svg:y="8.612cm">
          <text:p text:style-name="P9"><text:span text:style-name="T7">Writ</text:span><text:span text:style-name="T7">eRe</text:span><text:span text:style-name="T7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lokTextu 249_0" draw:style-name="gr22" draw:text-style-name="P10" draw:layer="layout" svg:width="2.028cm" svg:height="0.877cm" svg:x="11.592cm" svg:y="10.328cm">
          <text:p text:style-name="P9"><text:span text:style-name="T7">SignIm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lokTextu 257_0" draw:style-name="gr23" draw:text-style-name="P10" draw:layer="layout" svg:width="2.023cm" svg:height="0.793cm" svg:x="21.724cm" svg:y="6.584cm">
          <text:p text:style-name="P9"><text:span text:style-name="T5">Read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lokTextu 258_0" draw:style-name="gr24" draw:text-style-name="P10" draw:layer="layout" svg:width="1.35cm" svg:height="0.793cm" svg:x="23.953cm" svg:y="5.45cm">
          <text:p text:style-name="P9"><text:span text:style-name="T5">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Rovná spojnica 259_0" draw:style-name="gr8" draw:text-style-name="P8" draw:layer="layout" svg:x1="19.605cm" svg:y1="5.012cm" svg:x2="19.609cm" svg:y2="4.694cm">
          <text:p/>
        </draw:line>
        <draw:g draw:name="Skupina 19_0">
          <draw:custom-shape draw:name="Obdĺžnik 6_0" draw:style-name="gr25" draw:text-style-name="P13" draw:layer="layout" svg:width="2.182cm" svg:height="3.769cm" svg:x="3.449cm" svg:y="5.014cm">
            <text:p text:style-name="P9"><text:span text:style-name="T9"/></text:p>
            <text:p text:style-name="P9"><text:span text:style-name="T10">Instr. 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BlokTextu 7_1" draw:style-name="gr26" draw:text-style-name="P10" draw:layer="layout" svg:width="2.182cm" svg:height="0.877cm" svg:x="3.456cm" svg:y="5.569cm">
            <text:p text:style-name="P9"><text:span text:style-name="T11">A <text:s text:c="2"/></text:span><text:span text:style-name="T11">R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Voľná forma 14_0" draw:style-name="gr27" draw:text-style-name="P14" draw:layer="layout" svg:width="1.031cm" svg:height="2.46cm" svg:x="15.576cm" svg:y="5.239cm">
          <text:p/>
          <draw:enhanced-geometry draw:mirror-horizontal="false" draw:mirror-vertical="false" svg:viewBox="0 0 0 0" drawooo:sub-view-size="371475 885825" draw:text-areas="0 0 ?f16 ?f17" draw:type="ooxml-non-primitive" draw:enhanced-path="M 0 0 L 371475 114300 361950 781050 9525 885825 0 504825 171450 457200 9525 390525 0 0 Z N">
            <draw:equation draw:name="f0" draw:formula="0*logwidth/371475"/>
            <draw:equation draw:name="f1" draw:formula="0*logheight/885825"/>
            <draw:equation draw:name="f2" draw:formula="371475*logwidth/371475"/>
            <draw:equation draw:name="f3" draw:formula="114300*logheight/885825"/>
            <draw:equation draw:name="f4" draw:formula="361950*logwidth/371475"/>
            <draw:equation draw:name="f5" draw:formula="781050*logheight/885825"/>
            <draw:equation draw:name="f6" draw:formula="9525*logwidth/371475"/>
            <draw:equation draw:name="f7" draw:formula="885825*logheight/885825"/>
            <draw:equation draw:name="f8" draw:formula="0*logwidth/371475"/>
            <draw:equation draw:name="f9" draw:formula="504825*logheight/885825"/>
            <draw:equation draw:name="f10" draw:formula="171450*logwidth/371475"/>
            <draw:equation draw:name="f11" draw:formula="457200*logheight/885825"/>
            <draw:equation draw:name="f12" draw:formula="9525*logwidth/371475"/>
            <draw:equation draw:name="f13" draw:formula="390525*logheight/885825"/>
            <draw:equation draw:name="f14" draw:formula="0*logwidth/371475"/>
            <draw:equation draw:name="f15" draw:formula="0*logheight/885825"/>
            <draw:equation draw:name="f16" draw:formula="logwidth"/>
            <draw:equation draw:name="f17" draw:formula="logheight"/>
          </draw:enhanced-geometry>
        </draw:custom-shape>
        <draw:g draw:name="Skupina 24_0">
          <draw:custom-shape draw:name="Obdĺžnik 15_0" draw:style-name="gr28" draw:text-style-name="P15" draw:layer="layout" svg:width="2.182cm" svg:height="3.769cm" svg:x="18.936cm" svg:y="5.014cm">
            <text:p text:style-name="P9"><text:span text:style-name="T9"/></text:p>
            <text:p text:style-name="P9"><text:span text:style-name="T10">D</text:span><text:span text:style-name="T10">a</text:span><text:span text:style-name="T10">t</text:span><text:span text:style-name="T10">a</text:span><text:span text:style-name="T10"> </text:span><text:span text:style-name="T10">M</text:span><text:span text:style-name="T10">e</text:span><text:span text:style-name="T10">m</text:span><text:span text:style-name="T10">o</text:span><text:span text:style-name="T10">r</text:span><text:span text:style-name="T10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BlokTextu 16_0" draw:style-name="gr29" draw:text-style-name="P10" draw:layer="layout" svg:width="2.433cm" svg:height="0.877cm" svg:x="18.855cm" svg:y="5.966cm">
            <text:p text:style-name="P9"><text:span text:style-name="T11">A <text:s text:c="4"/>R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BlokTextu 17_0" draw:style-name="gr30" draw:text-style-name="P10" draw:layer="layout" svg:width="1.388cm" svg:height="0.877cm" svg:x="18.935cm" svg:y="7.791cm">
            <text:p text:style-name="P9"><text:span text:style-name="T11">W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BlokTextu 18_0" draw:style-name="gr31" draw:text-style-name="P10" draw:layer="layout" svg:width="1.388cm" svg:height="0.877cm" svg:x="19.795cm" svg:y="5.013cm">
            <text:p text:style-name="P9"><text:span text:style-name="T11">W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ovnoramenný trojuholník 21_0" draw:style-name="gr32" draw:text-style-name="P16" draw:layer="layout" svg:width="0.396cm" svg:height="0.396cm" svg:x="19.373cm" svg:y="5.014cm">
            <text:p/>
            <draw:enhanced-geometry draw:mirror-horizontal="false" draw:mirror-vertical="tru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Skupina 23_0">
          <draw:custom-shape draw:name="Obdĺžnik 9_0" draw:style-name="gr33" draw:text-style-name="P15" draw:layer="layout" svg:width="2.821cm" svg:height="3.69cm" svg:x="8.763cm" svg:y="5.094cm">
            <text:p text:style-name="P9"><text:span text:style-name="T9"/></text:p>
            <text:p text:style-name="P9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10">Reg.</text:span></text:p>
            <text:p text:style-name="P17"><text:span text:style-name="T10"><text:s text:c="2"/></text:span><text:span text:style-name="T10">Fi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BlokTextu 10_0" draw:style-name="gr34" draw:text-style-name="P10" draw:layer="layout" svg:width="2.821cm" svg:height="0.877cm" svg:x="8.77cm" svg:y="5.317cm">
            <text:p text:style-name="P9"><text:span text:style-name="T11">A1 <text:s text:c="3"/>RD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BlokTextu 11_0" draw:style-name="gr35" draw:text-style-name="P10" draw:layer="layout" svg:width="2.821cm" svg:height="0.877cm" svg:x="8.77cm" svg:y="6.349cm">
            <text:p text:style-name="P9"><text:span text:style-name="T11">A2 <text:s text:c="3"/>RD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BlokTextu 12_0" draw:style-name="gr36" draw:text-style-name="P10" draw:layer="layout" svg:width="1.586cm" svg:height="1.553cm" svg:x="8.77cm" svg:y="7.116cm">
            <text:p text:style-name="P9"><text:span text:style-name="T11">A3</text:span></text:p>
            <text:p text:style-name="P9"><text:span text:style-name="T12">WD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BlokTextu 13_0" draw:style-name="gr37" draw:text-style-name="P10" draw:layer="layout" svg:width="1.586cm" svg:height="0.877cm" svg:x="9.511cm" svg:y="4.867cm">
            <text:p text:style-name="P9"><text:span text:style-name="T11">WE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ovnoramenný trojuholník 22_0" draw:style-name="gr32" draw:text-style-name="P16" draw:layer="layout" svg:width="0.352cm" svg:height="0.396cm" svg:x="8.975cm" svg:y="5.094cm">
            <text:p/>
            <draw:enhanced-geometry draw:mirror-horizontal="false" draw:mirror-vertical="tru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Skupina 37_0">
          <draw:custom-shape draw:name="Lichobežník 33_0" draw:style-name="gr38" draw:text-style-name="P18" draw:layer="layout" svg:width="1.265cm" svg:height="0.594cm" draw:transform="rotate (-1.5707963267949) translate (14.597cm 6.575cm)">
            <text:p/>
            <draw:enhanced-geometry draw:mirror-horizontal="false" draw:mirror-vertical="false" svg:viewBox="0 0 0 0" draw:text-areas="?f8 ?f10 ?f11 ?f14" draw:type="ooxml-trapezoid" draw:modifiers="27990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range-x-minimum="0" draw:handle-range-x-maximum="?f1" draw:handle-position="?f4 0"/>
            </draw:enhanced-geometry>
          </draw:custom-shape>
          <draw:custom-shape draw:name="BlokTextu 35_0" draw:style-name="gr39" draw:text-style-name="P10" draw:layer="layout" svg:width="0.516cm" svg:height="0.877cm" svg:x="14cm" svg:y="6.494cm">
            <text:p text:style-name="P9"><text:span text:style-name="T1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BlokTextu 36_0" draw:style-name="gr40" draw:text-style-name="P10" draw:layer="layout" svg:width="0.516cm" svg:height="0.877cm" svg:x="14.027cm" svg:y="7.024cm">
            <text:p text:style-name="P9"><text:span text:style-name="T1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kupina 38_0">
          <draw:custom-shape draw:name="Lichobežník 39_0" draw:style-name="gr41" draw:text-style-name="P14" draw:layer="layout" svg:width="1.265cm" svg:height="0.594cm" draw:transform="rotate (-1.5707963267949) translate (23.897cm 5.491cm)">
            <text:p/>
            <draw:enhanced-geometry draw:mirror-horizontal="false" draw:mirror-vertical="false" svg:viewBox="0 0 0 0" draw:text-areas="?f8 ?f10 ?f11 ?f14" draw:type="ooxml-trapezoid" draw:modifiers="27990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range-x-minimum="0" draw:handle-range-x-maximum="?f1" draw:handle-position="?f4 0"/>
            </draw:enhanced-geometry>
          </draw:custom-shape>
          <draw:custom-shape draw:name="BlokTextu 40_0" draw:style-name="gr42" draw:text-style-name="P10" draw:layer="layout" svg:width="0.516cm" svg:height="0.877cm" svg:x="23.301cm" svg:y="5.409cm">
            <text:p text:style-name="P9"><text:span text:style-name="T1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BlokTextu 41_0" draw:style-name="gr43" draw:text-style-name="P10" draw:layer="layout" svg:width="0.516cm" svg:height="0.877cm" svg:x="23.327cm" svg:y="5.939cm">
            <text:p text:style-name="P9"><text:span text:style-name="T1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kupina 46_0">
          <draw:custom-shape draw:name="Lichobežník 47_0" draw:style-name="gr41" draw:text-style-name="P14" draw:layer="layout" svg:width="1.265cm" svg:height="0.594cm" draw:transform="rotate (-1.5707963267949) translate (1.549cm 5.372cm)">
            <text:p/>
            <draw:enhanced-geometry draw:mirror-horizontal="false" draw:mirror-vertical="false" svg:viewBox="0 0 0 0" draw:text-areas="?f8 ?f10 ?f11 ?f14" draw:type="ooxml-trapezoid" draw:modifiers="27990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range-x-minimum="0" draw:handle-range-x-maximum="?f1" draw:handle-position="?f4 0"/>
            </draw:enhanced-geometry>
          </draw:custom-shape>
          <draw:custom-shape draw:name="BlokTextu 48_0" draw:style-name="gr44" draw:text-style-name="P10" draw:layer="layout" svg:width="0.516cm" svg:height="0.877cm" svg:x="0.956cm" svg:y="5.29cm">
            <text:p text:style-name="P9"><text:span text:style-name="T1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BlokTextu 49_0" draw:style-name="gr45" draw:text-style-name="P10" draw:layer="layout" svg:width="0.516cm" svg:height="0.877cm" svg:x="0.982cm" svg:y="5.82cm">
            <text:p text:style-name="P9"><text:span text:style-name="T1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Voľná forma 52_0" draw:style-name="gr46" draw:text-style-name="P19" draw:layer="layout" svg:width="3.068cm" svg:height="1.607cm" svg:x="8.521cm" svg:y="10.218cm">
          <text:p text:style-name="P17"><text:span text:style-name="T13">Imm</text:span></text:p>
          <text:p text:style-name="P17"><text:span text:style-name="T13">decode</text:span></text:p>
          <draw:enhanced-geometry draw:mirror-horizontal="false" draw:mirror-vertical="false" svg:viewBox="0 0 0 0" drawooo:sub-view-size="1104900 447675" draw:text-areas="0 0 ?f20 ?f21" draw:type="ooxml-non-primitive" draw:enhanced-path="M 9525 447675 L 1095375 447675 1104900 0 0 219075 9525 447675 Z N">
            <draw:equation draw:name="f0" draw:formula="9525*logwidth/1104900"/>
            <draw:equation draw:name="f1" draw:formula="447675*logheight/447675"/>
            <draw:equation draw:name="f2" draw:formula="1095375*logwidth/1104900"/>
            <draw:equation draw:name="f3" draw:formula="447675*logheight/447675"/>
            <draw:equation draw:name="f4" draw:formula="1104900*logwidth/1104900"/>
            <draw:equation draw:name="f5" draw:formula="0*logheight/447675"/>
            <draw:equation draw:name="f6" draw:formula="0*logwidth/1104900"/>
            <draw:equation draw:name="f7" draw:formula="219075*logheight/447675"/>
            <draw:equation draw:name="f8" draw:formula="9525*logwidth/1104900"/>
            <draw:equation draw:name="f9" draw:formula="447675*logheight/447675"/>
            <draw:equation draw:name="f10" draw:formula="9525*logwidth/1104900"/>
            <draw:equation draw:name="f11" draw:formula="447675*logheight/447675"/>
            <draw:equation draw:name="f12" draw:formula="1095375*logwidth/1104900"/>
            <draw:equation draw:name="f13" draw:formula="447675*logheight/447675"/>
            <draw:equation draw:name="f14" draw:formula="1104900*logwidth/1104900"/>
            <draw:equation draw:name="f15" draw:formula="0*logheight/447675"/>
            <draw:equation draw:name="f16" draw:formula="0*logwidth/1104900"/>
            <draw:equation draw:name="f17" draw:formula="219075*logheight/447675"/>
            <draw:equation draw:name="f18" draw:formula="9525*logwidth/1104900"/>
            <draw:equation draw:name="f19" draw:formula="447675*logheight/447675"/>
            <draw:equation draw:name="f20" draw:formula="logwidth"/>
            <draw:equation draw:name="f21" draw:formula="logheight"/>
          </draw:enhanced-geometry>
        </draw:custom-shape>
        <draw:custom-shape draw:name="Obdĺžnik 53_0" draw:style-name="gr47" draw:text-style-name="P20" draw:layer="layout" svg:width="0.396cm" svg:height="1.19cm" svg:x="2.263cm" svg:y="5.4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vnoramenný trojuholník 54_0" draw:style-name="gr32" draw:text-style-name="P16" draw:layer="layout" svg:width="0.396cm" svg:height="0.396cm" svg:x="2.263cm" svg:y="5.411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BlokTextu 271_0" draw:style-name="gr48" draw:text-style-name="P10" draw:layer="layout" svg:width="0.99cm" svg:height="0.793cm" svg:x="15.633cm" svg:y="5.607cm">
          <text:p text:style-name="P9"><text:span text:style-name="T5">AL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kupina 1">
          <draw:line draw:name="Rovná spojnica 224_0" draw:style-name="gr8" draw:text-style-name="P8" draw:layer="layout" svg:x1="6.018cm" svg:y1="3.651cm" svg:x2="6.022cm" svg:y2="3.334cm">
            <text:p/>
          </draw:line>
          <draw:custom-shape draw:name="Obdĺžnik 55_0" draw:style-name="gr49" draw:text-style-name="P20" draw:layer="layout" svg:width="0.396cm" svg:height="4.999cm" svg:x="5.84cm" svg:y="3.6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ovnoramenný trojuholník 56_0" draw:style-name="gr32" draw:text-style-name="P16" draw:layer="layout" svg:width="0.396cm" svg:height="0.396cm" svg:x="5.84cm" svg:y="3.625cm">
            <text:p/>
            <draw:enhanced-geometry draw:mirror-horizontal="false" draw:mirror-vertical="tru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polygon draw:style-name="gr3" draw:text-style-name="P4" draw:layer="layout" svg:width="1.031cm" svg:height="2.187cm" svg:x="15.723cm" svg:y="10.474cm" svg:viewBox="0 0 1032 2188" draw:points="0,0 0,860 390,1094 0,1328 0,2188 1032,1719 1032,469">
          <draw:glue-point draw:id="4" svg:x="5cm" svg:y="0cm"/>
          <draw:glue-point draw:id="5" svg:x="-5cm" svg:y="3.212cm"/>
          <draw:glue-point draw:id="6" svg:x="-5cm" svg:y="-3.212cm"/>
          <text:p/>
        </draw:polygon>
        <draw:custom-shape draw:name="BlokTextu 29_0" draw:style-name="gr4" draw:text-style-name="P6" draw:layer="layout" svg:width="0.992cm" svg:height="0.963cm" svg:x="15.976cm" svg:y="11.023cm">
          <text:list text:style-name="L1">
            <text:list-header>
              <text:p text:style-name="P5"><text:span text:style-name="T2">+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75_0" draw:style-name="gr2" draw:text-style-name="P3" draw:layer="layout" svg:x1="2.953cm" svg:y1="6.004cm" svg:x2="2.953cm" svg:y2="12.237cm">
          <text:p/>
        </draw:line>
        <draw:custom-shape draw:name="BlokTextu 249_4" draw:style-name="gr1" draw:text-style-name="P2" draw:layer="layout" svg:width="1.047cm" svg:height="0.877cm" svg:x="12.242cm" svg:y="11.36cm">
          <text:list text:style-name="L1">
            <text:list-header>
              <text:p text:style-name="P1"><text:span text:style-name="T1">P</text:span><text:span text:style-name="T1">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0" draw:layer="layout" svg:width="13.968cm" svg:height="10.476cm" svg:x="3.81cm" svg:y="2.123cm" draw:page-number="1" presentation:class="page"/>
          <draw:frame presentation:style-name="pr1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ＭＳ Ｐゴシック" svg:font-family="'ＭＳ Ｐゴシック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none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APO-english-odp" style:page-layout-name="PM1" draw:style-name="Mdp1"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0H49M32S</meta:editing-duration>
    <meta:editing-cycles>271</meta:editing-cycles>
    <meta:generator>LibreOffice/6.4.7.2$Linux_X86_64 LibreOffice_project/40$Build-2</meta:generator>
    <dc:date>2023-03-09T14:56:58.096601504</dc:date>
    <dc:description>https://cw.fel.cvut.cz/wiki/courses/b35apo/start</dc:description>
    <dc:subject>B35APO - Computer Architectures</dc:subject>
    <dc:title>Central Processing Unit (CPU)</dc:title>
    <meta:document-statistic meta:object-count="138"/>
  </office:meta>
</office:document-meta>
</file>